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1B000000B1369AEC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87cm" svg:height="4.682cm" svg:x="6.789cm" svg:y="15.631cm">
          <draw:image xlink:href="Pictures/100000000000011B000000B1369AEC04.png" xlink:type="simple" xlink:show="embed" xlink:actuate="onLoad">
            <text:p/>
          </draw:image>
        </draw:frame>
        <draw:frame draw:style-name="gr1" draw:text-style-name="P1" draw:layer="layout" svg:width="7.487cm" svg:height="4.682cm" svg:x="6.013cm" svg:y="6.3cm">
          <draw:image xlink:href="Pictures/100000000000011B000000B1369AEC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6T12:31:09</meta:creation-date>
    <dc:date>2015-11-06T12:32:44</dc:date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